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742462001"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2787938680" text:style-name="L2">
              <text:list-item>
                <text:p text:style-name="P28"><text:span text:style-name="T5">П</text:span>олужирного</text:p>
              </text:list-item>
              <text:list-item>
                <text:p text:style-name="P28"><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oft-page-break/><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22M58S</meta:editing-duration>
    <meta:editing-cycles>852</meta:editing-cycles>
    <meta:generator>LibreOffice/6.1.5.2$Linux_X86_64 LibreOffice_project/90f8dcf33c87b3705e78202e3df5142b201bd805</meta:generator>
    <dc:date>2019-05-27T14:43:36.696687864</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statusIndicator.end()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
	ElseIf templateName = PHA Then
		setPHAFirstPageMetadata(curStyle)
	ElseIf templateName = EIFN Then
		setEIFNFirstPageMetadata(curStyle)
	EndIf
	
	oViewCursor.goToRange(oSavePosition, false)
	oViewCursor.jumpToPreviousPage()
	sendRM()
End Sub

Sub setDefault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